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93.49mm" svg:height="108.91mm" svg:x="117.31mm" svg:y="6.9mm">
            <loext:p draw:notify-on-update-of-ranges="Feuille1.A1:Feuille1.A1 Feuille1.A2:Feuille1.A26 Feuille1.B1:Feuille1.B1 Feuille1.B2:Feuille1.B26 Feuille1.A1:Feuille1.A1 Feuille1.A2:Feuille1.A26 Feuille1.C1:Feuille1.C1 Feuille1.C2:Feuille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boids</text:p>
          </table:table-cell>
          <table:table-cell office:value-type="string" calcext:value-type="string">
            <text:p>Cpu-neighbors=0</text:p>
          </table:table-cell>
          <table:table-cell office:value-type="string" calcext:value-type="string">
            <text:p>Cpu-neighbors=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.4" calcext:value-type="float">
            <text:p>19,4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1.8" calcext:value-type="float">
            <text:p>41,8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1" calcext:value-type="float">
            <text:p>51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4.5" calcext:value-type="float">
            <text:p>54,5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.5" calcext:value-type="float">
            <text:p>60,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.2" calcext:value-type="float">
            <text:p>63,2</text:p>
          </table:table-cell>
          <table:table-cell office:value-type="float" office:value="95.3" calcext:value-type="float">
            <text:p>95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42:47.474106717</meta:creation-date>
    <dc:date>2020-09-01T11:17:29.264796752</dc:date>
    <meta:editing-duration>PT10M59S</meta:editing-duration>
    <meta:editing-cycles>4</meta:editing-cycles>
    <meta:generator>LibreOffice/5.1.6.2$Linux_X86_64 LibreOffice_project/1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5cm" svg:height="10.892cm" xlink:href=".." xlink:type="simple" chart:class="chart:scatter" chart:style-name="ch1">
        <chart:title svg:x="8.229cm" svg:y="0.353cm" chart:style-name="ch2">
          <text:p>Tour4 3,5GHz</text:p>
        </chart:title>
        <chart:legend chart:legend-position="end" svg:x="15.413cm" svg:y="4.898cm" style:legend-expansion="high" chart:style-name="ch3"/>
        <chart:plot-area chart:style-name="ch4" table:cell-range-address="Feuille1.A1:Feuille1.C26" chart:data-source-has-labels="row" svg:x="0.387cm" svg:y="1.349cm" svg:width="14.639cm" svg:height="9.326cm">
          <chartooo:coordinate-region svg:x="1.008cm" svg:y="1.548cm" svg:width="13.46cm" svg:height="8.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26" chart:label-cell-address="Feuille1.B1:Feuille1.B1" chart:class="chart:scatter">
            <chart:domain table:cell-range-address="Feuille1.A2:Feuille1.A26"/>
            <chart:data-point chart:repeated="25"/>
          </chart:series>
          <chart:series chart:style-name="ch8" chart:values-cell-range-address="Feuille1.C2:Feuille1.C26" chart:label-cell-address="Feuille1.C1:Feuille1.C1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pu-neighbors=0</text:p>
                <draw:g>
                  <svg:desc>Feuille1.B1:Feuille1.B1</svg:desc>
                </draw:g>
              </table:table-cell>
              <table:table-cell office:value-type="string">
                <text:p>Cpu-neighbors=4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2:Feuille1.A26</svg:desc>
                </draw:g>
              </table:table-cell>
              <table:table-cell office:value-type="float" office:value="0.4">
                <text:p>0.4</text:p>
                <draw:g>
                  <svg:desc>Feuille1.B2:Feuille1.B26</svg:desc>
                </draw:g>
              </table:table-cell>
              <table:table-cell office:value-type="float" office:value="0.4">
                <text:p>0.4</text:p>
                <draw:g>
                  <svg:desc>Feuille1.C2:Feuille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3">
                <text:p>1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6.5">
                <text:p>16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9.4">
                <text:p>19.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23">
                <text:p>2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0">
                <text:p>1100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">
                <text:p>1300</text:p>
              </table:table-cell>
              <table:table-cell office:value-type="float" office:value="41.8">
                <text:p>41.8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">
                <text:p>140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0">
                <text:p>1600</text:p>
              </table:table-cell>
              <table:table-cell office:value-type="float" office:value="51">
                <text:p>5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0">
                <text:p>1700</text:p>
              </table:table-cell>
              <table:table-cell office:value-type="float" office:value="54.5">
                <text:p>54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0">
                <text:p>1800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0">
                <text:p>1900</text:p>
              </table:table-cell>
              <table:table-cell office:value-type="float" office:value="60.5">
                <text:p>60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63.2">
                <text:p>63.2</text:p>
              </table:table-cell>
              <table:table-cell office:value-type="float" office:value="95.3">
                <text:p>9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